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0.385cm" fo:min-width="0.135cm"/>
    </style:style>
    <style:style style:name="gr2" style:family="graphic" style:parent-style-name="standard">
      <style:graphic-properties draw:marker-end="Dimension_20_Lines" draw:fill-color="#e6e6e6" draw:textarea-horizontal-align="justify" draw:textarea-vertical-align="middle" draw:auto-grow-height="false" fo:min-height="0.385cm" fo:min-width="0.135cm"/>
    </style:style>
    <style:style style:name="gr3" style:family="graphic" style:parent-style-name="objectwithoutfill">
      <style:graphic-properties svg:stroke-width="0.035cm" draw:marker-start-width="0.252cm" draw:marker-end="Rounded_20_short_20_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e6e6e6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429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34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4.428cm" svg:y="7.0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0.635cm" svg:x="6.333cm" svg:y="7.09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35cm" svg:height="0.635cm" svg:x="4.427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6.332cm" svg:y="7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4.426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6.331cm" svg:y="7.096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3" draw:layer="layout" svg:width="0.635cm" svg:height="0.635cm" svg:x="1.635cm" svg:y="7.09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2.27cm" svg:y="7.09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3.032cm" svg:y="7.096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3.667cm" svg:y="7.096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35cm" svg:height="0.635cm" svg:x="5.699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4.429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6.334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5.064cm" svg:y="7.096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3" draw:layer="layout" svg:width="0.635cm" svg:height="0.635cm" svg:x="8.366cm" svg:y="7.096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7.096cm" svg:y="7.096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9.001cm" svg:y="7.096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7.731cm" svg:y="7.096cm">
          <text:p text:style-name="P4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0.635cm" svg:height="0.635cm" svg:x="10.906cm" svg:y="7.096cm">
          <text:p text:style-name="P4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9.636cm" svg:y="7.096cm">
          <text:p text:style-name="P4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11.541cm" svg:y="7.096cm">
          <text:p text:style-name="P4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10.271cm" svg:y="7.096cm">
          <text:p text:style-name="P4"><text:span text:style-name="T1">14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35cm" svg:height="0.635cm" svg:x="14.589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5.224cm" svg:y="7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15.986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6.621cm" svg:y="7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18.653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7.383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9.288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8.018cm" svg:y="7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21.32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0.05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1.955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0.685cm" svg:y="7.0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23.86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2.59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4.495cm" svg:y="7.0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3.225cm" svg:y="7.096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3" draw:layer="layout" svg:width="0.635cm" svg:height="0.635cm" svg:x="5.698cm" svg:y="7.096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4.428cm" svg:y="7.096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6.333cm" svg:y="7.096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635cm" svg:height="0.635cm" svg:x="5.063cm" svg:y="7.096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635cm" svg:height="0.635cm" svg:x="18.653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7.383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9.288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8.018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21.32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0.05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1.955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0.685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23.86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2.59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4.495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23.225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svg:x="15.986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svg:x="16.621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0.635cm" svg:height="0.635cm" draw:transform="rotate (1.5707963267949) translate (4.439cm 5.69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1.5707963267949) translate (4.439cm 6.966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1.5707963267949) translate (4.439cm 5.061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35cm" svg:height="0.635cm" draw:transform="rotate (1.5707963267949) translate (4.439cm 6.33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635cm" svg:height="0.635cm" draw:transform="rotate (1.5707963267949) translate (3.029cm 6.971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0.635cm" draw:transform="rotate (1.5707963267949) translate (3.028cm 6.336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635cm" svg:height="0.635cm" draw:transform="rotate (1.5707963267949) translate (7.097cm 5.699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097cm 6.969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097cm 5.065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097cm 6.334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635cm" svg:height="0.635cm" draw:transform="rotate (1.5707963267949) translate (7.097cm 3.16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097cm 4.429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097cm 2.524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635cm" svg:height="0.635cm" draw:transform="rotate (1.5707963267949) translate (7.097cm 3.794cm)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3" draw:text-style-name="P5" draw:layer="layout" svg:x1="7.426cm" svg:y1="2.194cm" svg:x2="8.315cm" svg:y2="2.194cm">
          <text:p/>
        </draw:line>
        <draw:line draw:style-name="gr3" draw:text-style-name="P5" draw:layer="layout" svg:x1="4.734cm" svg:y1="4.734cm" svg:x2="5.623cm" svg:y2="4.734cm">
          <text:p/>
        </draw:line>
        <draw:line draw:style-name="gr3" draw:text-style-name="P5" draw:layer="layout" svg:x1="3.311cm" svg:y1="6.004cm" svg:x2="4.2cm" svg:y2="6.004cm">
          <text:p/>
        </draw:line>
        <draw:frame draw:style-name="gr4" draw:text-style-name="P7" draw:layer="layout" svg:width="10.541cm" svg:height="0.806cm" svg:x="15.859cm" svg:y="5.401cm">
          <draw:text-box>
            <text:p text:style-name="P6"><text:span text:style-name="T2">Total of two units per put</text:span></text:p>
          </draw:text-box>
        </draw:frame>
        <draw:frame draw:style-name="gr5" draw:text-style-name="P7" draw:layer="layout" svg:width="10.287cm" svg:height="0.806cm" svg:x="1.635cm" svg:y="7.941cm">
          <draw:text-box>
            <text:p text:style-name="P6"><text:span text:style-name="T2">One unit of work to add each new element</text:span></text:p>
          </draw:text-box>
        </draw:frame>
        <draw:frame draw:style-name="gr5" draw:text-style-name="P7" draw:layer="layout" svg:width="5.08cm" svg:height="0.806cm" draw:transform="rotate (1.5707963267949) translate (6.207cm 6.842cm)">
          <draw:text-box>
            <text:p text:style-name="P6"><text:span text:style-name="T2">One unit per reha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5T13:11:38.735133103</meta:creation-date>
    <dc:date>2017-02-25T13:51:12.087806159</dc:date>
    <meta:editing-duration>PT24M23S</meta:editing-duration>
    <meta:editing-cycles>2</meta:editing-cycles>
    <meta:generator>LibreOffice/5.0.3.2$Linux_X86_64 LibreOffice_project/00m0$Build-2</meta:generator>
    <meta:document-statistic meta:object-count="95"/>
  </office:meta>
</office:document-meta>
</file>